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3d7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3d70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UrbanBody">
      <style:text-properties style:font-name="Arial" fo:font-size="12pt" style:font-size-asian="12pt" style:font-size-complex="12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8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3d70" fo:background-color="transparent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5"/>
      <text:p text:style-name="P15"/>
      <text:p text:style-name="P15"/>
      <text:p text:style-name="P15"><draw:frame draw:style-name="fr2" draw:name="Cadre1" text:anchor-type="paragraph" svg:x="7.906cm" svg:y="0.268cm" svg:width="9.1cm" svg:height="2.782cm" draw:z-index="1"><draw:text-box><text:p text:style-name="P2">S<text:span text:style-name="T10">PW - Département de l'Aménagement du territoire et de l'Urbanisme</text:span> - Direction de <text:span text:style-name="T11">VILLE</text:span></text:p><text:p text:style-name="P3">ADRESSE</text:p><text:p text:style-name="P18">RECOMMAND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4">Transmis de la décision du Collège communal</text:p>
      <text:p text:style-name="P6"/>
      <text:p text:style-name="P17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4"/>
      <text:p text:style-name="P9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5"/>
      <text:p text:style-name="P11"><text:span text:style-name="T8">Monsieur le Fonctionnaire délégué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1">Nous vous en souhaitons bonne réception et nous vous prions d'agréer, <text:span text:style-name="T8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0:27.545845574</dc:date>
    <dc:language>fr-FR</dc:language>
    <meta:editing-cycles>165</meta:editing-cycles>
    <meta:editing-duration>P2DT5H28M3S</meta:editing-duration>
    <dc:creator>bleybaert</dc:creator>
    <meta:document-statistic meta:table-count="0" meta:image-count="0" meta:object-count="0" meta:page-count="1" meta:paragraph-count="16" meta:word-count="128" meta:character-count="984" meta:non-whitespace-character-count="891"/>
    <meta:user-defined meta:name="Info 1"/>
    <meta:user-defined meta:name="Info 2"/>
    <meta:user-defined meta:name="Info 3"/>
    <meta:user-defined meta:name="Info 4"/>
  </office:meta>
</office:document-meta>
</file>